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ekableStreamAdapter.seek( long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ekableStreamAdapter.read( byte [ ] b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ekableStreamAdapter.getFilePoi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ekableStreamAdapter.canSeekBackwar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ekableStreamAdapter.skipBytes(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ekableStreamAdapter.SeekableStreamAdapter( ImageInputStream i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ekableStreamAdapter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